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10.63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56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&lt;a&gt;...&lt;/a&gt;</text:p>
          </table:table-cell>
          <table:table-cell office:value-type="string" table:style-name="ce2">
            <text:p>Marks the beginning and end of a hypertext lin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b&gt;...&lt;/b&gt;</text:p>
          </table:table-cell>
          <table:table-cell office:value-type="string" table:style-name="ce2">
            <text:p>Defines bold t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body&gt;...&lt;/body&gt;</text:p>
          </table:table-cell>
          <table:table-cell office:value-type="string" table:style-name="ce2">
            <text:p>Defines the document's bod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br /&gt;</text:p>
          </table:table-cell>
          <table:table-cell office:value-type="string" table:style-name="ce2">
            <text:p>Defines a single line break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&lt;h1&gt;...&lt;/h1&gt;</text:p>
            <text:p/>
            <text:p>&lt;h2&gt;...&lt;/h2&gt;</text:p>
            <text:p/>
            <text:p>&lt;h3&gt;...&lt;/h3&gt;</text:p>
            <text:p/>
            <text:p>&lt;h4&gt;...&lt;/h4&gt;</text:p>
            <text:p/>
            <text:p>&lt;h5&gt;...&lt;/h5&gt;</text:p>
            <text:p/>
            <text:p>&lt;h6&gt;...&lt;/h6&gt;</text:p>
          </table:table-cell>
          <table:table-cell office:value-type="string" table:style-name="ce2">
            <text:p>Defines the 6 HTML heading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head&gt;...&lt;/head&gt;</text:p>
          </table:table-cell>
          <table:table-cell office:value-type="string" table:style-name="ce2">
            <text:p>Defines information about the docum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img /&gt;</text:p>
          </table:table-cell>
          <table:table-cell office:value-type="string" table:style-name="ce2">
            <text:p>Defines an imag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li&gt;...&lt;/li&gt;</text:p>
          </table:table-cell>
          <table:table-cell office:value-type="string" table:style-name="ce2">
            <text:p>Defines a list ite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ol&gt;...&lt;/ol&gt;</text:p>
          </table:table-cell>
          <table:table-cell office:value-type="string" table:style-name="ce2">
            <text:p>Defines an ordered lis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strong&gt;...&lt;/strong&gt;</text:p>
          </table:table-cell>
          <table:table-cell office:value-type="string" table:style-name="ce2">
            <text:p>Defines strong t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table&gt;...&lt;/table&gt;</text:p>
          </table:table-cell>
          <table:table-cell office:value-type="string" table:style-name="ce2">
            <text:p>Defines a tab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th&gt;...&lt;/th&gt;</text:p>
          </table:table-cell>
          <table:table-cell office:value-type="string" table:style-name="ce2">
            <text:p>Defines a header cell in a tab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ul&gt;...&lt;/ul&gt;</text:p>
          </table:table-cell>
          <table:table-cell office:value-type="string" table:style-name="ce2">
            <text:p>Defines an unordered lis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&lt;html&gt;&lt;/html&gt;</text:p>
          </table:table-cell>
          <table:table-cell office:value-type="string" table:style-name="ce2">
            <text:p>indicates the beginning and end of an html document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List organized vs. unorganized</text:p>
          </table:table-cell>
          <table:table-cell office:value-type="string" table:style-name="ce2">
            <text:p>&lt;ul&gt; or &lt;ol&gt;</text:p>
            <text:p>&lt;li&gt; &lt;/li&gt;</text:p>
            <text:p>&lt;li&gt; &lt;/li&gt;</text:p>
            <text:p>&lt;ul&gt; or &lt;/ol&gt;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a nested element?</text:p>
          </table:table-cell>
          <table:table-cell office:value-type="string" table:style-name="ce2">
            <text:p>An element inside of another element. Eg,</text:p>
            <text:p/>
            <text:p>The italic tag for word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!DOCTYPE</text:p>
          </table:table-cell>
          <table:table-cell office:value-type="string" table:style-name="ce2">
            <text:p>Defines the document typ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get (for a link) that forces a new window to be opened.</text:p>
          </table:table-cell>
          <table:table-cell office:value-type="string" table:style-name="ce2">
            <text:p>_blan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e/False: img is an empty element</text:p>
          </table:table-cell>
          <table:table-cell office:value-type="string" table:style-name="ce2">
            <text:p>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title&gt;</text:p>
          </table:table-cell>
          <table:table-cell office:value-type="string" table:style-name="ce2">
            <text:p>Defines a title for the docum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body&gt;</text:p>
          </table:table-cell>
          <table:table-cell office:value-type="string" table:style-name="ce2">
            <text:p>Defines the documents bod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!--......--&gt;</text:p>
          </table:table-cell>
          <table:table-cell office:value-type="string" table:style-name="ce2">
            <text:p>Defines a comm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&lt;em&gt;</text:p>
          </table:table-cell>
          <table:table-cell office:value-type="string" table:style-name="ce2">
            <text:p>Defines emphasized tex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TML</text:p>
          </table:table-cell>
          <table:table-cell office:value-type="string" table:style-name="ce2">
            <text:p>HTML is an abbreviation for HyperText Markup Language and is used to structure your web page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ags in HTML - Purpose</text:p>
          </table:table-cell>
          <table:table-cell office:value-type="string" table:style-name="ce2">
            <text:p>Tags are just words or characters in angle brackets,like &lt;head&gt;, &lt;p&gt;, &lt;h1&gt;, and so on.The tags tell the browser aboutthe structure and meaning of your text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&lt;html&gt; and &lt;/html&gt;</text:p>
          </table:table-cell>
          <table:table-cell office:value-type="string" table:style-name="ce2">
            <text:p>First, surround yourHTML with &lt;html&gt; &amp;&lt;/html&gt; tags. This tellsthe browser the contentof the file is HTML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's an element?</text:p>
          </table:table-cell>
          <table:table-cell office:value-type="string" table:style-name="ce2">
            <text:p>Element = Opening Tag + Content + Closing Tag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nking pages</text:p>
          </table:table-cell>
          <table:table-cell office:value-type="string" table:style-name="ce2">
            <text:p>Use the &lt;a&gt; elementThe href attribute of the &lt;a&gt; element specifies the destination of the link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yperlink you see in page</text:p>
          </table:table-cell>
          <table:table-cell office:value-type="string" table:style-name="ce2">
            <text:p>The content of the &lt;a&gt; element is the label for the link. The label is what you see on the Web page. By default, it's underlined to indicate you can click on it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en you click on a link, what tells the browser the web page to load?</text:p>
          </table:table-cell>
          <table:table-cell office:value-type="string" table:style-name="ce2">
            <text:p>href attribute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en your path to an image is incorrect, what are you going to see on your Web page?</text:p>
          </table:table-cell>
          <table:table-cell office:value-type="string" table:style-name="ce2">
            <text:p>A broken imag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se this element to mark up text you want emphasized.</text:p>
          </table:table-cell>
          <table:table-cell office:value-type="string" table:style-name="ce2">
            <text:p>&lt;em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se this element to mark up text you want to emphasized with extra strength</text:p>
          </table:table-cell>
          <table:table-cell office:value-type="string" table:style-name="ce2">
            <text:p>&lt;strong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 empty element for making linebreaks…</text:p>
          </table:table-cell>
          <table:table-cell office:value-type="string" table:style-name="ce2">
            <text:p>&lt;br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pty element</text:p>
          </table:table-cell>
          <table:table-cell office:value-type="string" table:style-name="ce2">
            <text:p>&lt;br&gt;Empty elements have no content.An empty element consists of only one tag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Nested element</text:p>
          </table:table-cell>
          <table:table-cell office:value-type="string" table:style-name="ce2">
            <text:p>A nested element is an element contained completely within another element. If your elements are nested properly, all tags will match correctly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does a browser do to an ordered list?</text:p>
          </table:table-cell>
          <table:table-cell office:value-type="string" table:style-name="ce2">
            <text:p>When the browser displayed an ordered list, it creates the number for the list so you don't have to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 tag allows the largest heading?</text:p>
          </table:table-cell>
          <table:table-cell office:value-type="string" table:style-name="ce2">
            <text:p>&lt;h1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ich tag let you create a horizontal line?</text:p>
          </table:table-cell>
          <table:table-cell office:value-type="string" table:style-name="ce2">
            <text:p>&lt;hr/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thin which tag are the elements non visible on the web page?</text:p>
          </table:table-cell>
          <table:table-cell office:value-type="string" table:style-name="ce2">
            <text:p>&lt;head&gt; content &lt;/head&gt;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are the 2 required attributes for an &lt;img&gt; tag?</text:p>
          </table:table-cell>
          <table:table-cell office:value-type="string" table:style-name="ce2">
            <text:p>"src" and "alt"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hat is an attribute?</text:p>
          </table:table-cell>
          <table:table-cell office:value-type="string" table:style-name="ce2">
            <text:p>An HTML element property that provides additional information or functionality for an element. Attributes appear as a name/value pair with the value contained in quotation marks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a closing tag?</text:p>
          </table:table-cell>
          <table:table-cell office:value-type="string" table:style-name="ce2">
            <text:p>Appears after an element’s content and indicates the end of an element. Is identical to an element’s opening tag with the addition of a forward slash (/) prior to the tag’s character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a comment?</text:p>
          </table:table-cell>
          <table:table-cell office:value-type="string" table:style-name="ce2">
            <text:p>Reference information added to the code. May include an overview of more complex code, a reminder for future authors, or communications within a team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a Doctype?</text:p>
          </table:table-cell>
          <table:table-cell office:value-type="string" table:style-name="ce2">
            <text:p>Short for Document Type Declaration. Appears at the top of all HTML documents to trigger standards mode and identifies the version of HTML used by the documen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is the function to use anchor tags ?</text:p>
          </table:table-cell>
          <table:table-cell office:value-type="string" table:style-name="ce2">
            <text:p>Anchor tags () are used to link to internal pages, external pages or content on the same page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a markup language?</text:p>
          </table:table-cell>
          <table:table-cell office:value-type="string" table:style-name="ce2">
            <text:p>A markup language is a language that uses tags to define elements within a document. A tag is a way to indicate what should be displayed on a screen when a page load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s the purpose of the element?</text:p>
          </table:table-cell>
          <table:table-cell office:value-type="string" table:style-name="ce2">
            <text:p>The element tells the browser that all of the code within is of HTML typ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is the difference between the href and src attributes?</text:p>
          </table:table-cell>
          <table:table-cell office:value-type="string" table:style-name="ce2">
            <text:p>HREF is for referencing external resources while SRC references resources within a projec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ich is the language to describe the STRUCTURE of a web page?</text:p>
          </table:table-cell>
          <table:table-cell office:value-type="string" table:style-name="ce2">
            <text:p>HTML (Hyper Text Markup Languag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ich is the language to describe the APPEARANCE of a web page?</text:p>
          </table:table-cell>
          <table:table-cell office:value-type="string" table:style-name="ce2">
            <text:p>CSS (Cascading Style Sheets)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What is used to define the characteristics of an HTML element and is placed inside the element's opening tag?</text:p>
          </table:table-cell>
          <table:table-cell office:value-type="string" table:style-name="ce2">
            <text:p>An Attribut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hat is the basic HTML syntax for an element?</text:p>
          </table:table-cell>
          <table:table-cell office:value-type="string" table:style-name="ce2">
            <text:p>Start tag.</text:p>
            <text:p>End tag.</text:p>
            <text:p>Element content</text:p>
            <text:p>Most elements have attribut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tag for an HTML link?</text:p>
          </table:table-cell>
          <table:table-cell office:value-type="string" table:style-name="ce2">
            <text:p>HTML links are defined with the &lt;a&gt; tag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can you make a horizontal line?</text:p>
          </table:table-cell>
          <table:table-cell office:value-type="string" table:style-name="ce2">
            <text:p>The &lt;hr /&gt; tag creates a horizontal line in an HTML pag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sion for html files</text:p>
          </table:table-cell>
          <table:table-cell office:value-type="string" table:style-name="ce2">
            <text:p>.html or .htm</text:p>
          </table:table-cell>
          <table:table-cell table:number-columns-repeated="16382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LENOVO</dc:creator>
    <meta:creation-date>2021-08-15T18:32:43Z</meta:creation-date>
    <dc:date>2021-08-15T16:42:25Z</dc:date>
    <meta:editing-cycles>1</meta:editing-cycles>
    <meta:editing-duration>PT10353S</meta:editing-duration>
  </office:meta>
</office:document-meta>
</file>